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f48b3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fo:font-weight="bold" officeooo:rsid="0061d3c5" officeooo:paragraph-rsid="0061d3c5" style:font-weight-asian="bold" style:font-weight-complex="bold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paragraph-properties fo:text-align="center" style:justify-single-word="false"/>
      <style:text-properties fo:language="gl" fo:country="ES" fo:font-weight="bold" officeooo:rsid="0079f428" officeooo:paragraph-rsid="0079f428" style:font-weight-asian="bold" style:font-weight-complex="bold"/>
    </style:style>
    <style:style style:name="P8" style:family="paragraph" style:parent-style-name="Standard">
      <style:text-properties fo:language="gl" fo:country="ES" officeooo:paragraph-rsid="004f48b3"/>
    </style:style>
    <style:style style:name="P9" style:family="paragraph" style:parent-style-name="Text_20_body">
      <style:text-properties fo:language="gl" fo:country="ES" officeooo:rsid="0050cfd2" officeooo:paragraph-rsid="0050cfd2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fo:language="gl" fo:country="ES" style:font-size-asian="14pt" style:font-size-complex="14pt" style:language-complex="ar" style:country-complex="SA"/>
    </style:style>
    <style:style style:name="P11" style:family="paragraph" style:parent-style-name="Text_20_body" style:list-style-name="L1">
      <style:text-properties fo:language="gl" fo:country="ES" officeooo:rsid="0079f428" officeooo:paragraph-rsid="0079f428"/>
    </style:style>
    <style:style style:name="P12" style:family="paragraph" style:parent-style-name="Text_20_body">
      <style:text-properties style:text-position="0% 100%" fo:language="gl" fo:country="ES" officeooo:rsid="007d53a8" officeooo:paragraph-rsid="007d53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7d53a8" style:font-weight-asian="bold" style:font-weight-complex="bold"/>
    </style:style>
    <style:style style:name="T4" style:family="text">
      <style:text-properties officeooo:rsid="007813ca"/>
    </style:style>
    <style:style style:name="T5" style:family="text">
      <style:text-properties officeooo:rsid="0079f4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eLine2931742536896"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P6"/>
      <text:p text:style-name="P7">Rañuras de expansión</text:p>
      <text:p text:style-name="P6"/>
      <table:table table:name="Tabla4" table:style-name="Tabla4">
        <table:table-column table:style-name="Tabla4.A"/>
        <table:table-column table:style-name="Tabla4.B"/>
        <table:table-row table:style-name="TableLine2931742539344">
          <table:table-cell table:style-name="Tabla4.A1" office:value-type="string">
            <text:p text:style-name="P4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9">1. <text:span text:style-name="T4">Indica </text:span><text:span text:style-name="T5">en cal das seguintes rañuras inserirías unha tarxeta de rede actual.</text:span></text:p>
            <text:list xml:id="list1691959747" text:style-name="L1">
              <text:list-item>
                <text:p text:style-name="P11">PCI-32 bits</text:p>
              </text:list-item>
              <text:list-item>
                <text:p text:style-name="P11">AGP</text:p>
              </text:list-item>
              <text:list-item>
                <text:p text:style-name="P11">PCI-e x1</text:p>
              </text:list-item>
              <text:list-item>
                <text:p text:style-name="P11">PCI-e x16</text:p>
              </text:list-item>
            </text:list>
          </table:table-cell>
        </table:table-row>
        <table:table-row table:style-name="TableLine2931742546144">
          <table:table-cell table:style-name="Tabla4.A2" table:number-columns-spanned="2" office:value-type="string">
            <text:p text:style-name="P5">Resposta</text:p>
          </table:table-cell>
          <table:covered-table-cell/>
        </table:table-row>
        <table:table-row table:style-name="TableLine2931742542064">
          <table:table-cell table:style-name="Tabla4.A3" table:number-columns-spanned="2" office:value-type="string">
            <text:p text:style-name="P12">PCI-e x1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03T17:52:41.443000000</dc:date>
    <meta:editing-duration>PT9H41M9S</meta:editing-duration>
    <meta:editing-cycles>167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3" meta:word-count="35" meta:character-count="180" meta:non-whitespace-character-count="157"/>
  </office:meta>
</office:document-meta>
</file>